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2000001CD000000F57E24E97A.eps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7.931cm" svg:height="4.215cm" svg:x="0.464cm" svg:y="0.25cm">
          <draw:image xlink:href="Pictures/20000002000001CD000000F57E24E97A.eps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4.7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2-08-19T12:33:13</dc:date>
    <dc:creator>kkk </dc:creator>
    <meta:generator>LibreOffice/3.3$Linux LibreOffice_project/330m19$Build-401</meta:generator>
    <meta:editing-duration>PT9H56M</meta:editing-duration>
    <meta:editing-cycles>50</meta:editing-cycles>
    <meta:document-statistic meta:object-count="1"/>
  </office:meta>
</office:document-meta>
</file>